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Text_20_body">
      <style:text-properties fo:font-size="11pt" officeooo:rsid="001e58f6" officeooo:paragraph-rsid="001e58f6" style:font-size-asian="11pt" style:font-size-complex="11pt"/>
    </style:style>
    <style:style style:name="P3" style:family="paragraph" style:parent-style-name="Text_20_body" style:list-style-name="L1">
      <style:text-properties fo:font-size="11pt" officeooo:rsid="001e58f6" officeooo:paragraph-rsid="001e58f6" style:font-size-asian="11pt" style:font-size-complex="11pt"/>
    </style:style>
    <style:style style:name="P4" style:family="paragraph" style:parent-style-name="Text_20_body" style:list-style-name="L16">
      <style:text-properties fo:font-size="11pt" officeooo:rsid="001e58f6" officeooo:paragraph-rsid="001e58f6" style:font-size-asian="11pt" style:font-size-complex="11pt"/>
    </style:style>
    <style:style style:name="P5" style:family="paragraph" style:parent-style-name="Text_20_body" style:list-style-name="L16">
      <style:text-properties fo:font-size="11pt" officeooo:rsid="001e58f6" officeooo:paragraph-rsid="001f9149" style:font-size-asian="11pt" style:font-size-complex="11pt"/>
    </style:style>
    <style:style style:name="P6" style:family="paragraph" style:parent-style-name="Text_20_body" style:list-style-name="L7">
      <style:text-properties fo:font-size="11pt" officeooo:paragraph-rsid="001e58f6" style:font-size-asian="11pt" style:font-size-complex="11pt"/>
    </style:style>
    <style:style style:name="P7" style:family="paragraph" style:parent-style-name="Text_20_body" style:list-style-name="L9">
      <style:text-properties fo:font-size="11pt" officeooo:paragraph-rsid="001e58f6" style:font-size-asian="11pt" style:font-size-complex="11pt"/>
    </style:style>
    <style:style style:name="P8" style:family="paragraph" style:parent-style-name="Text_20_body" style:list-style-name="L13">
      <style:text-properties fo:font-size="11pt" officeooo:paragraph-rsid="001e58f6" style:font-size-asian="11pt" style:font-size-complex="11pt"/>
    </style:style>
    <style:style style:name="P9" style:family="paragraph" style:parent-style-name="Text_20_body" style:list-style-name="L15">
      <style:text-properties fo:font-size="11pt" officeooo:paragraph-rsid="001e58f6" style:font-size-asian="11pt" style:font-size-complex="11pt"/>
    </style:style>
    <style:style style:name="P10" style:family="paragraph" style:parent-style-name="Text_20_body">
      <style:text-properties fo:font-size="11pt" officeooo:rsid="001f9149" officeooo:paragraph-rsid="001f9149" style:font-size-asian="11pt" style:font-size-complex="11pt"/>
    </style:style>
    <style:style style:name="P11" style:family="paragraph" style:parent-style-name="Text_20_body">
      <style:text-properties fo:font-size="11pt" fo:font-weight="normal" officeooo:rsid="001f9149" officeooo:paragraph-rsid="001f9149" style:font-size-asian="11pt" style:font-weight-asian="normal" style:font-size-complex="11pt" style:font-weight-complex="normal"/>
    </style:style>
    <style:style style:name="P12" style:family="paragraph" style:parent-style-name="Text_20_body">
      <style:text-properties fo:font-size="8pt" fo:font-weight="normal" officeooo:rsid="001f9149" officeooo:paragraph-rsid="001f9149" style:font-size-asian="8pt" style:font-weight-asian="normal" style:font-size-complex="8pt" style:font-weight-complex="normal"/>
    </style:style>
    <style:style style:name="P13" style:family="paragraph" style:parent-style-name="Text_20_body">
      <style:paragraph-properties fo:break-before="page"/>
      <style:text-properties fo:font-size="11pt" officeooo:rsid="001e58f6" officeooo:paragraph-rsid="001e58f6" style:font-size-asian="11pt" style:font-size-complex="11pt"/>
    </style:style>
    <style:style style:name="P14" style:family="paragraph" style:parent-style-name="Text_20_body">
      <style:paragraph-properties fo:break-before="page"/>
      <style:text-properties fo:font-size="11pt" officeooo:rsid="001f9149" officeooo:paragraph-rsid="001f9149" style:font-size-asian="11pt" style:font-size-complex="11pt"/>
    </style:style>
    <style:style style:name="P15" style:family="paragraph" style:parent-style-name="Text_20_body">
      <style:paragraph-properties fo:break-before="page"/>
      <style:text-properties fo:font-size="8pt" fo:font-weight="normal" officeooo:rsid="001f9149" officeooo:paragraph-rsid="001f9149" style:font-size-asian="8pt" style:font-weight-asian="normal" style:font-size-complex="8pt" style:font-weight-complex="normal"/>
    </style:style>
    <style:style style:name="P16" style:family="paragraph" style:parent-style-name="Standard">
      <style:text-properties officeooo:rsid="001e58f6" officeooo:paragraph-rsid="001e58f6"/>
    </style:style>
    <style:style style:name="P17" style:family="paragraph" style:parent-style-name="Standard">
      <style:text-properties fo:font-size="11pt" officeooo:rsid="001e58f6" officeooo:paragraph-rsid="001e58f6" style:font-size-asian="11pt" style:font-size-complex="11pt"/>
    </style:style>
    <style:style style:name="P18" style:family="paragraph" style:parent-style-name="Standard" style:list-style-name="L1">
      <style:text-properties fo:font-size="11pt" officeooo:paragraph-rsid="001e58f6" style:font-size-asian="11pt" style:font-size-complex="11pt"/>
    </style:style>
    <style:style style:name="P19" style:family="paragraph" style:parent-style-name="Standard" style:list-style-name="L8">
      <style:text-properties fo:font-size="11pt" officeooo:paragraph-rsid="001e58f6" style:font-size-asian="11pt" style:font-size-complex="11pt"/>
    </style:style>
    <style:style style:name="P20" style:family="paragraph" style:parent-style-name="Standard">
      <style:text-properties fo:font-size="11pt" officeooo:paragraph-rsid="001e58f6" style:font-size-asian="11pt" style:font-size-complex="11pt"/>
    </style:style>
    <style:style style:name="P21" style:family="paragraph" style:parent-style-name="Standard" style:list-style-name="L12">
      <style:text-properties fo:font-size="11pt" officeooo:paragraph-rsid="001e58f6" style:font-size-asian="11pt" style:font-size-complex="11pt"/>
    </style:style>
    <style:style style:name="P22" style:family="paragraph" style:parent-style-name="Standard" style:list-style-name="L14">
      <style:text-properties fo:font-size="11pt" officeooo:paragraph-rsid="001e58f6" style:font-size-asian="11pt" style:font-size-complex="11pt"/>
    </style:style>
    <style:style style:name="P23" style:family="paragraph" style:parent-style-name="Standard">
      <style:text-properties officeooo:rsid="00205f2c" officeooo:paragraph-rsid="00205f2c"/>
    </style:style>
    <style:style style:name="P24" style:family="paragraph" style:parent-style-name="Standard">
      <style:paragraph-properties fo:break-before="page"/>
      <style:text-properties fo:font-size="11pt" officeooo:rsid="001e58f6" officeooo:paragraph-rsid="001e58f6" style:font-size-asian="11pt" style:font-size-complex="11pt"/>
    </style:style>
    <style:style style:name="P25" style:family="paragraph" style:parent-style-name="Heading_20_3">
      <style:text-properties fo:font-size="12pt" style:font-size-asian="12pt" style:font-size-complex="12pt"/>
    </style:style>
    <style:style style:name="P26" style:family="paragraph" style:parent-style-name="Heading_20_3">
      <style:text-properties fo:font-size="13pt" style:font-size-asian="13pt" style:font-size-complex="13pt"/>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e58f6"/>
    </style:style>
    <style:style style:name="T2" style:family="text">
      <style:text-properties fo:color="#000000" style:text-outline="false" style:font-name="ArialMT" fo:letter-spacing="normal" style:letter-kerning="false"/>
    </style:style>
    <style:style style:name="T3" style:family="text">
      <style:text-properties fo:color="#000000" style:text-outline="false" style:font-name="ArialMT" fo:letter-spacing="normal" officeooo:rsid="001e58f6" style:letter-kerning="false"/>
    </style:style>
    <style:style style:name="T4" style:family="text">
      <style:text-properties fo:color="#000000" style:text-outline="false" style:font-name="ArialMT" fo:letter-spacing="normal" fo:font-weight="bold" style:letter-kerning="false" style:font-weight-asian="bold" style:font-weight-complex="bold"/>
    </style:style>
    <style:style style:name="T5" style:family="text">
      <style:text-properties fo:color="#000000" style:text-outline="false" style:font-name="ArialMT" fo:letter-spacing="normal" fo:font-weight="normal" style:letter-kerning="false" style:font-weight-asian="normal" style:font-weight-complex="normal"/>
    </style:style>
    <style:style style:name="T6" style:family="text">
      <style:text-properties fo:color="#000000" style:text-outline="false" style:font-name="ArialMT" fo:letter-spacing="normal" fo:font-weight="normal" officeooo:rsid="001f9149" style:letter-kerning="false"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205f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elix Dornier<text:tab/><text:tab/><text:tab/><text:tab/><text:tab/><text:tab/><text:tab/><text:tab/><text:tab/><text:tab/><text:span text:style-name="T8">Binome B3455</text:span></text:p>
      <text:p text:style-name="P16">Arnaud Dupeyrat</text:p>
      <text:p text:style-name="P16">Groupe 4 IF</text:p>
      <text:p text:style-name="P23"/>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105_211320493" text:style-name="Index_20_Link" text:visited-style-name="Index_20_Link">1 Partie Xpath<text:tab/>1</text:a></text:p>
          <text:p text:style-name="P27"><text:a xlink:type="simple" xlink:href="#__RefHeading___Toc107_211320493" text:style-name="Index_20_Link" text:visited-style-name="Index_20_Link">2 Requete Xquery<text:tab/>1</text:a></text:p>
        </text:index-body>
      </text:table-of-content>
      <text:p text:style-name="P16"/>
      <text:p text:style-name="P16"/>
      <text:p text:style-name="P17"/>
      <text:p text:style-name="P24"/>
      <text:h text:style-name="P26" text:outline-level="3"><text:bookmark-start text:name="__RefHeading___Toc105_211320493"/>1 Partie Xpath<text:bookmark-end text:name="__RefHeading___Toc105_211320493"/></text:h>
      <text:list xml:id="list8055304961089712001" text:style-name="L1">
        <text:list-item>
          <text:p text:style-name="P3">Question 1 : <text:span text:style-name="T4">Les auteurs de la mise en forme</text:span></text:p>
          <text:list>
            <text:list-item>
              <text:p text:style-name="P18"><text:span text:style-name="T3">Option 1</text:span></text:p>
              <text:p text:style-name="P18"><text:span text:style-name="T3"/></text:p>
            </text:list-item>
          </text:list>
        </text:list-item>
      </text:list>
      <text:p text:style-name="P2">/texte/entete/infos/mise_en_forme_par/auteur</text:p>
      <text:list xml:id="list4214843550864570478" text:style-name="L7">
        <text:list-item>
          <text:list>
            <text:list-item>
              <text:p text:style-name="P6"><text:span text:style-name="T1">Option 2</text:span></text:p>
            </text:list-item>
          </text:list>
        </text:list-item>
      </text:list>
      <text:p text:style-name="P2">//mise_en_forme_par/auteur</text:p>
      <text:list xml:id="list175914291116568" text:continue-list="list8055304961089712001" text:style-name="L1">
        <text:list-item>
          <text:p text:style-name="P3">Question 2 : <text:span text:style-name="T4">Les paragraphes de narration</text:span></text:p>
          <text:list>
            <text:list-item>
              <text:p text:style-name="P18"><text:span text:style-name="T3">Option 1</text:span></text:p>
            </text:list-item>
          </text:list>
        </text:list-item>
      </text:list>
      <text:list xml:id="list499413169924095340" text:style-name="L8">
        <text:list-header>
          <text:p text:style-name="P19"><text:span text:style-name="T3"/></text:p>
        </text:list-header>
      </text:list>
      <text:p text:style-name="P20"><text:span text:style-name="T1">/texte/corps/paragr[@type='narration']</text:span></text:p>
      <text:p text:style-name="P17"/>
      <text:list xml:id="list7449680562960751319" text:style-name="L9">
        <text:list-item>
          <text:list>
            <text:list-item>
              <text:p text:style-name="P7"><text:span text:style-name="T1">Option 2</text:span></text:p>
            </text:list-item>
          </text:list>
        </text:list-item>
      </text:list>
      <text:p text:style-name="P17">//paragr[@type='narration']</text:p>
      <text:p text:style-name="P17"/>
      <text:list xml:id="list175915345643507" text:continue-list="list175914291116568" text:style-name="L1">
        <text:list-item>
          <text:p text:style-name="P3">Question 3 : <text:span text:style-name="T4">Les phrases en français</text:span></text:p>
        </text:list-item>
      </text:list>
      <text:p text:style-name="P17"><text:span text:style-name="T3">//paragr/phrase[@langue='fr']</text:span></text:p>
      <text:p text:style-name="P17"/>
      <text:list xml:id="list175915993779336" text:continue-numbering="true" text:style-name="L1">
        <text:list-item>
          <text:p text:style-name="P3">Question 4 : <text:span text:style-name="T4">La troisième phrase de chaque paragraphe</text:span></text:p>
        </text:list-item>
      </text:list>
      <text:p text:style-name="P2">//paragr/phrase[position()=3]</text:p>
      <text:list xml:id="list175914320121938" text:continue-numbering="true" text:style-name="L1">
        <text:list-item>
          <text:p text:style-name="P3">Question 5 : <text:span text:style-name="T4">La neuvième phrase du texte (pensez à utiliser les parenthèses)</text:span></text:p>
          <text:list>
            <text:list-item>
              <text:p text:style-name="P18"><text:span text:style-name="T3">Option 1</text:span></text:p>
            </text:list-item>
          </text:list>
        </text:list-item>
      </text:list>
      <text:list xml:id="list785736787459446083" text:style-name="L12">
        <text:list-header>
          <text:p text:style-name="P21"><text:span text:style-name="T3"/></text:p>
        </text:list-header>
      </text:list>
      <text:p text:style-name="P17">(/paragr/phrase)[position()=9]</text:p>
      <text:p text:style-name="P17"/>
      <text:list xml:id="list2897553497059598229" text:style-name="L13">
        <text:list-item>
          <text:list>
            <text:list-item>
              <text:p text:style-name="P8"><text:span text:style-name="T1">Option 2</text:span></text:p>
            </text:list-item>
          </text:list>
        </text:list-item>
      </text:list>
      <text:p text:style-name="P17">(/texte/corps/paragr/phrase)[position()=9]</text:p>
      <text:p text:style-name="P17"/>
      <text:list xml:id="list175916057143616" text:continue-list="list175914320121938" text:style-name="L1">
        <text:list-item>
          <text:p text:style-name="P3">Question 6 : <text:span text:style-name="T4">Les phrases commençant par "Je"</text:span></text:p>
        </text:list-item>
      </text:list>
      <text:p text:style-name="P2"><text:span text:style-name="T2">//paragr/phrase[starts-with(.,'Je')]</text:span></text:p>
      <text:p text:style-name="P17"><text:span text:style-name="T2"/></text:p>
      <text:p text:style-name="P24"><text:span text:style-name="T2"/></text:p>
      <text:list xml:id="list175914916390888" text:continue-numbering="true" text:style-name="L1">
        <text:list-item>
          <text:p text:style-name="P3">Question 7 : <text:span text:style-name="T4">Listez les types des paragraphes du texte (sans doublons)</text:span></text:p>
          <text:list>
            <text:list-item>
              <text:p text:style-name="P18"><text:span text:style-name="T3">Option 1</text:span></text:p>
            </text:list-item>
          </text:list>
        </text:list-item>
      </text:list>
      <text:list xml:id="list395786540327776410" text:style-name="L14">
        <text:list-header>
          <text:p text:style-name="P22"><text:span text:style-name="T3"/></text:p>
        </text:list-header>
      </text:list>
      <text:p text:style-name="P17">//paragr[not( preceding::paragr/@type = @type )]/@type</text:p>
      <text:p text:style-name="P17"/>
      <text:list xml:id="list7773598569986954472" text:style-name="L15">
        <text:list-item>
          <text:list>
            <text:list-item>
              <text:p text:style-name="P9"><text:span text:style-name="T1">Option 2</text:span></text:p>
            </text:list-item>
          </text:list>
        </text:list-item>
      </text:list>
      <text:p text:style-name="P17"><text:span text:style-name="T2">/texte/corps/paragr[not( preceding::paragr/@type = @type )]/@type</text:span></text:p>
      <text:p text:style-name="P2"><text:span text:style-name="T2"/></text:p>
      <text:p text:style-name="P13"><text:span text:style-name="T2"/></text:p>
      <text:h text:style-name="P25" text:outline-level="3"><text:bookmark-start text:name="__RefHeading___Toc107_211320493"/>2 Requete Xquery <text:bookmark-end text:name="__RefHeading___Toc107_211320493"/></text:h>
      <text:p text:style-name="P1"/>
      <text:list xml:id="list4663835000080695005" text:style-name="L16">
        <text:list-item>
          <text:p text:style-name="P4">Question 1 :<text:span text:style-name="T7"> </text:span><text:span text:style-name="T4">Retournez les phrases en français triés en ordre alphabétique</text:span></text:p>
        </text:list-item>
      </text:list>
      <text:p text:style-name="P10">&lt;phrase&gt;</text:p>
      <text:p text:style-name="P10">{</text:p>
      <text:p text:style-name="P10">for $sen in // phrase</text:p>
      <text:p text:style-name="P10"><text:tab/>where $sen[@langue = 'fr'] </text:p>
      <text:p text:style-name="P10"><text:tab/> <text:s/>order by $sen ascending</text:p>
      <text:p text:style-name="P10"><text:tab/> <text:s/>return $sen</text:p>
      <text:p text:style-name="P10">}</text:p>
      <text:p text:style-name="P10">&lt;/phrase&gt;</text:p>
      <text:p text:style-name="P10"/>
      <text:p text:style-name="P10">OU</text:p>
      <text:p text:style-name="P10"/>
      <text:p text:style-name="P10">&lt;phrase&gt;</text:p>
      <text:p text:style-name="P10">{</text:p>
      <text:p text:style-name="P10">for $sen in // phrase</text:p>
      <text:p text:style-name="P10"><text:tab/> <text:s/>where some $mc in $sen/@langue satisfies $mc eq 'fr' </text:p>
      <text:p text:style-name="P10"><text:tab/> <text:s/>order by $sen ascending</text:p>
      <text:p text:style-name="P10"><text:tab/> <text:s/>return $sen</text:p>
      <text:p text:style-name="P10">}</text:p>
      <text:p text:style-name="P10">&lt;/phrase&gt;</text:p>
      <text:p text:style-name="P10"/>
      <text:p text:style-name="P10"><text:span text:style-name="T4">Execution :</text:span></text:p>
      <text:p text:style-name="P12"><text:span text:style-name="T2">&lt;phrase&gt;</text:span></text:p>
      <text:p text:style-name="P12"><text:span text:style-name="T2"><text:s text:c="2"/>&lt;phrase locuteur="Narrateur" modalite="declarative" langue="fr"&gt;Alors j'ai dessiné.&lt;/phrase&gt;</text:span></text:p>
      <text:p text:style-name="P12"><text:span text:style-name="T2"><text:s text:c="2"/>&lt;phrase locuteur="Narrateur" modalite="declarative" langue="fr"&gt;Alors vous imaginez ma surprise, au levé du jour, quand une drôle de petite voix m'a réveillé.&lt;/phrase&gt;</text:span></text:p>
      <text:p text:style-name="P12"><text:span text:style-name="T2"><text:s text:c="2"/>&lt;phrase locuteur="Narrateur" modalite="declarative" langue="fr"&gt;Alors, faute de patience, comme j'avais hate de commencer le démontage de mon moteur, je griffonnai ce dessin-ci.&lt;/phrase&gt;</text:span></text:p>
      <text:p text:style-name="P12"><text:span text:style-name="T2"><text:s text:c="2"/>&lt;phrase locuteur="Narrateur" modalite="declarative" langue="fr"&gt;Aussi absurde que cela me semblaît à mille milles de tous les endroits habités et en danger de mort, je sortis de ma poche une feuille de papier et un stylographe.&lt;/phrase&gt;</text:span></text:p>
      <text:p text:style-name="P12"><text:span text:style-name="T2"><text:s text:c="2"/>&lt;phrase locuteur="LePetitPrince" modalite="exclamative" langue="fr"&gt;C'est tout à fait comme ça que je le voulais!&lt;/phrase&gt;</text:span></text:p>
      <text:p text:style-name="P12"><text:span text:style-name="T2"><text:s text:c="2"/>&lt;phrase locuteur="Narrateur" modalite="declarative" langue="fr"&gt;C'était pour moi une question de vie ou de mort. J'avais à peine de l'eau à boire pour huit jours.&lt;/phrase&gt;</text:span></text:p>
      <text:p text:style-name="P12"><text:soft-page-break/><text:span text:style-name="T2"><text:s text:c="2"/>&lt;phrase locuteur="Narrateur" modalite="declarative" langue="fr"&gt;Ca c'est la caisse.&lt;/phrase&gt;</text:span></text:p>
      <text:p text:style-name="P12"><text:span text:style-name="T2"><text:s text:c="2"/>&lt;phrase locuteur="LePetitPrince" modalite="impérative" langue="fr"&gt;Ca ne fait rien. Dessine-moi un mouton.&lt;/phrase&gt;</text:span></text:p>
      <text:p text:style-name="P12"><text:span text:style-name="T2"><text:s text:c="2"/>&lt;phrase locuteur="Narrateur" modalite="declarative" langue="fr"&gt;Ca suffira sûrement.&lt;/phrase&gt;</text:span></text:p>
      <text:p text:style-name="P12"><text:span text:style-name="T2"><text:s text:c="2"/>...</text:span></text:p>
      <text:p text:style-name="P12"><text:span text:style-name="T2"><text:s/>&lt;/phrase&gt;</text:span></text:p>
      <text:list xml:id="list175916250554223" text:continue-numbering="true" text:style-name="L16">
        <text:list-item>
          <text:p text:style-name="P5"><text:span text:style-name="T5">Question </text:span><text:span text:style-name="T6">2</text:span><text:span text:style-name="T5"> :</text:span><text:span text:style-name="T4">Retournez les phrases fran</text:span><text:span text:style-name="T2">çaises contenant le mot "mouton"</text:span></text:p>
        </text:list-item>
      </text:list>
      <text:p text:style-name="P10">&lt;phrase&gt;</text:p>
      <text:p text:style-name="P10">{</text:p>
      <text:p text:style-name="P10"><text:s text:c="5"/>for $sen in // phrase</text:p>
      <text:p text:style-name="P10"><text:s text:c="5"/>(: Selection sur la langue :)</text:p>
      <text:p text:style-name="P10"><text:tab/> <text:s text:c="3"/>where $sen [@langue = 'fr'] and <text:s/>contains($sen,'mouton')</text:p>
      <text:p text:style-name="P10"><text:s text:c="4"/>(: nous vérifions que la phrase contient effectivement le mot mouton :) </text:p>
      <text:p text:style-name="P10"><text:s text:c="4"/>return &lt;phraseFrMouton&gt;{ data($sen) }&lt;/phraseFrMouton&gt;</text:p>
      <text:p text:style-name="P10">}</text:p>
      <text:p text:style-name="P10">&lt;/phrase&gt;</text:p>
      <text:p text:style-name="P10"/>
      <text:p text:style-name="P10">OU</text:p>
      <text:p text:style-name="P10"/>
      <text:p text:style-name="P10">&lt;phrase&gt;</text:p>
      <text:p text:style-name="P10">{</text:p>
      <text:p text:style-name="P10"><text:s text:c="4"/>for $sen in // phrase</text:p>
      <text:p text:style-name="P10"><text:s text:c="5"/>(: Selection sur la langue :)</text:p>
      <text:p text:style-name="P10"><text:tab/> <text:s/>where some $mc in $sen/@langue satisfies $mc eq 'fr' </text:p>
      <text:p text:style-name="P10"><text:s text:c="4"/>(: nous vérifions que la phrase contient effectivement le mot mouton :) </text:p>
      <text:p text:style-name="P10"><text:s text:c="4"/>return</text:p>
      <text:p text:style-name="P10"><text:tab/> <text:s text:c="3"/>if (contains($sen,'mouton'))</text:p>
      <text:p text:style-name="P10"><text:tab/> <text:s text:c="3"/>then &lt;phraseFrMouton&gt;{ data($sen) }&lt;/phraseFrMouton&gt;</text:p>
      <text:p text:style-name="P10"><text:s text:c="6"/>else empty</text:p>
      <text:p text:style-name="P10">} <text:s text:c="3"/></text:p>
      <text:p text:style-name="P10">&lt;/phrase&gt;</text:p>
      <text:p text:style-name="P10"><text:span text:style-name="T4">Execution :</text:span></text:p>
      <text:p text:style-name="P12"><text:span text:style-name="T2">&lt;phrase&gt;</text:span></text:p>
      <text:p text:style-name="P12"><text:span text:style-name="T2"><text:s text:c="2"/>&lt;phraseFrMouton&gt;S'il vous plaît... dessine-moi un mouton!&lt;/phraseFrMouton&gt;</text:span></text:p>
      <text:p text:style-name="P12"><text:span text:style-name="T2"><text:s text:c="2"/>&lt;phraseFrMouton&gt;Dessine-moi un mouton...&lt;/phraseFrMouton&gt;</text:span></text:p>
      <text:p text:style-name="P12"><text:soft-page-break/><text:span text:style-name="T2"><text:s text:c="2"/>&lt;phraseFrMouton&gt;S'il vous plaît... dessine-moi un mouton...&lt;/phraseFrMouton&gt;</text:span></text:p>
      <text:p text:style-name="P12"><text:span text:style-name="T2"><text:s text:c="2"/>&lt;phraseFrMouton&gt;Ca ne fait rien. Dessine-moi un mouton.&lt;/phraseFrMouton&gt;</text:span></text:p>
      <text:p text:style-name="P12"><text:span text:style-name="T2"><text:s text:c="2"/>&lt;phraseFrMouton&gt;Comme je n'avais jamais dessiné un mouton je refis, pour lui, un des deux seuls dessins dont j'étais capable.&lt;/phraseFrMouton&gt;</text:span></text:p>
      <text:p text:style-name="P12"><text:span text:style-name="T2"><text:s text:c="2"/>&lt;phraseFrMouton&gt;J'ai besoin d'un mouton.&lt;/phraseFrMouton&gt;</text:span></text:p>
      <text:p text:style-name="P12"><text:span text:style-name="T2"><text:s text:c="2"/>&lt;phraseFrMouton&gt;Dessine-moi un mouton.&lt;/phraseFrMouton&gt;</text:span></text:p>
      <text:p text:style-name="P12"><text:span text:style-name="T2"><text:s text:c="2"/>&lt;phraseFrMouton&gt;Tu vois bien... ce n'est pas un mouton, c'est un bélier.&lt;/phraseFrMouton&gt;</text:span></text:p>
      <text:p text:style-name="P12"><text:span text:style-name="T2"><text:s text:c="2"/>&lt;phraseFrMouton&gt;Je veux un mouton qui vive longtemps.&lt;/phraseFrMouton&gt;</text:span></text:p>
      <text:p text:style-name="P12"><text:span text:style-name="T2"><text:s text:c="2"/>&lt;phraseFrMouton&gt;Le mouton que tu veux est dedans.&lt;/phraseFrMouton&gt;</text:span></text:p>
      <text:p text:style-name="P12"><text:span text:style-name="T2"><text:s text:c="2"/>&lt;phraseFrMouton&gt;Crois-tu qu'il faille beaucoup d'herbe à ce mouton?&lt;/phraseFrMouton&gt;</text:span></text:p>
      <text:p text:style-name="P12"><text:span text:style-name="T2"><text:s text:c="2"/>&lt;phraseFrMouton&gt;Je t'ai donné un tout petit mouton.&lt;/phraseFrMouton&gt;</text:span></text:p>
      <text:p text:style-name="P12"><text:span text:style-name="T2">&lt;/phrase&gt;</text:span></text:p>
      <text:p text:style-name="P15"><text:span text:style-name="T2"/></text:p>
      <text:list xml:id="list175915572534131" text:continue-numbering="true" text:style-name="L16">
        <text:list-item>
          <text:p text:style-name="P5"><text:span text:style-name="T5">Question </text:span><text:span text:style-name="T6">3</text:span><text:span text:style-name="T5"> :</text:span><text:span text:style-name="T4"> Pour chaque paragraphe: donnez son type, le nombre de phrases qui la compose, les modalit</text:span><text:span text:style-name="T2">és de ces phrases (sans répétition) ainsi que les locuteurs. (allez-y étape par étape). Astuce : pour avoir les valeurs uniques des modalités, utilisez la fonction distinct-values</text:span></text:p>
        </text:list-item>
      </text:list>
      <text:p text:style-name="P10"><text:span text:style-name="T2">&lt;paragraphe&gt;</text:span></text:p>
      <text:p text:style-name="P10"><text:span text:style-name="T2">{</text:span></text:p>
      <text:p text:style-name="P10"><text:span text:style-name="T2"><text:s text:c="4"/>(: Parcours de l'ensemble des paragraphes :)</text:span></text:p>
      <text:p text:style-name="P10"><text:span text:style-name="T2"><text:tab/> <text:s/>for $para in // paragr <text:s/></text:span></text:p>
      <text:p text:style-name="P10"><text:span text:style-name="T2"><text:s text:c="4"/>return</text:span></text:p>
      <text:p text:style-name="P10"><text:span text:style-name="T2"><text:s text:c="6"/>&lt;infosParagraphe&gt;</text:span></text:p>
      <text:p text:style-name="P10"><text:span text:style-name="T2"><text:s text:c="6"/>{</text:span></text:p>
      <text:p text:style-name="P10"><text:span text:style-name="T2"><text:s text:c="8"/>(: Parcours de l'ensemble des paragraphes :)</text:span></text:p>
      <text:p text:style-name="P10"><text:span text:style-name="T2"><text:s text:c="8"/>element {"type"} {data($para/@type)},</text:span></text:p>
      <text:p text:style-name="P10"><text:span text:style-name="T2"><text:s text:c="8"/>element {"nbphrases"} { count($para/phrase) },</text:span></text:p>
      <text:p text:style-name="P10"><text:span text:style-name="T2"><text:s text:c="8"/>element {"modalites"} { distinct-values($para/phrase/@modalite) },</text:span></text:p>
      <text:p text:style-name="P10"><text:span text:style-name="T2"><text:s text:c="8"/>element {"locuteurs"} { distinct-values($para/phrase/@locuteur)}</text:span></text:p>
      <text:p text:style-name="P10"><text:span text:style-name="T2"><text:s text:c="6"/>} </text:span></text:p>
      <text:p text:style-name="P10"><text:span text:style-name="T2"><text:s text:c="6"/>&lt;/infosParagraphe&gt;</text:span></text:p>
      <text:p text:style-name="P10"><text:span text:style-name="T2">} <text:s text:c="3"/></text:span></text:p>
      <text:p text:style-name="P10"><text:span text:style-name="T2">&lt;/paragraphe&gt;</text:span></text:p>
      <text:p text:style-name="P10"><text:span text:style-name="T4">Execution :</text:span></text:p>
      <text:p text:style-name="P12"><text:span text:style-name="T2">&lt;paragraphe&gt;</text:span></text:p>
      <text:p text:style-name="P12"><text:span text:style-name="T2"><text:s text:c="2"/>&lt;infosParagraphe&gt;</text:span></text:p>
      <text:p text:style-name="P12"><text:span text:style-name="T2"><text:s text:c="3"/>&lt;types&gt;narration&lt;/types&gt;</text:span></text:p>
      <text:p text:style-name="P12"><text:span text:style-name="T2"><text:s text:c="4"/>&lt;nbphrases&gt;7&lt;/nbphrases&gt;</text:span></text:p>
      <text:p text:style-name="P12"><text:span text:style-name="T2"><text:s text:c="4"/>&lt;modalies&gt;declarative&lt;/modalies&gt;</text:span></text:p>
      <text:p text:style-name="P12"><text:span text:style-name="T2"><text:s text:c="4"/>&lt;locuteurs&gt;Narrateur&lt;/locuteurs&gt;</text:span></text:p>
      <text:p text:style-name="P12"><text:span text:style-name="T2"><text:s text:c="2"/>&lt;/infosParagraphe&gt;</text:span></text:p>
      <text:p text:style-name="P12"><text:span text:style-name="T2"><text:s text:c="2"/>&lt;infosParagraphe&gt;</text:span></text:p>
      <text:p text:style-name="P12"><text:span text:style-name="T2"><text:s text:c="4"/>&lt;types&gt;narration&lt;/types&gt;</text:span></text:p>
      <text:p text:style-name="P12"><text:span text:style-name="T2"><text:s text:c="4"/>&lt;nbphrases&gt;7&lt;/nbphrases&gt;</text:span></text:p>
      <text:p text:style-name="P12"><text:span text:style-name="T2"><text:s text:c="4"/>&lt;modalies&gt;declarative&lt;/modalies&gt;</text:span></text:p>
      <text:p text:style-name="P12"><text:span text:style-name="T2"><text:s text:c="4"/>&lt;locuteurs&gt;Narrateur&lt;/locuteurs&gt;</text:span></text:p>
      <text:p text:style-name="P12"><text:span text:style-name="T2"><text:s text:c="2"/>&lt;/infosParagraphe&gt;</text:span></text:p>
      <text:p text:style-name="P12"><text:span text:style-name="T2"><text:s text:c="2"/>&lt;infosParagraphe&gt;</text:span></text:p>
      <text:p text:style-name="P12"><text:span text:style-name="T2"><text:s text:c="4"/>&lt;types&gt;dialogue&lt;/types&gt;</text:span></text:p>
      <text:p text:style-name="P12"><text:soft-page-break/><text:span text:style-name="T2"><text:s text:c="4"/>&lt;nbphrases&gt;6&lt;/nbphrases&gt;</text:span></text:p>
      <text:p text:style-name="P12"><text:span text:style-name="T2"><text:s text:c="4"/>&lt;modalies&gt;declarative exclamative&lt;/modalies&gt;</text:span></text:p>
      <text:p text:style-name="P12"><text:span text:style-name="T2"><text:s text:c="4"/>&lt;locuteurs&gt;LePetitPrince Narrateur&lt;/locuteurs&gt;</text:span></text:p>
      <text:p text:style-name="P12"><text:span text:style-name="T2"><text:s text:c="2"/>&lt;/infosParagraphe&gt;</text:span></text:p>
      <text:p text:style-name="P12"><text:span text:style-name="T2"><text:s text:c="2"/>&lt;infosParagraphe&gt;</text:span></text:p>
      <text:p text:style-name="P12"><text:span text:style-name="T2"><text:s text:c="4"/>&lt;types&gt;narration&lt;/types&gt;</text:span></text:p>
      <text:p text:style-name="P12"><text:span text:style-name="T2"><text:s text:c="4"/>&lt;nbphrases&gt;13&lt;/nbphrases&gt;</text:span></text:p>
      <text:p text:style-name="P12"><text:span text:style-name="T2"><text:s text:c="4"/>&lt;modalies&gt;declarative&lt;/modalies&gt;</text:span></text:p>
      <text:p text:style-name="P12"><text:span text:style-name="T2"><text:s text:c="4"/>&lt;locuteurs&gt;Narrateur&lt;/locuteurs&gt;</text:span></text:p>
      <text:p text:style-name="P12"><text:span text:style-name="T2"><text:s text:c="2"/>&lt;/infosParagraphe&gt;</text:span></text:p>
      <text:p text:style-name="P12"><text:span text:style-name="T2"><text:s text:c="2"/>&lt;infosParagraphe&gt;</text:span></text:p>
      <text:p text:style-name="P12"><text:span text:style-name="T2"><text:s text:c="4"/>&lt;types&gt;narration&lt;/types&gt;</text:span></text:p>
      <text:p text:style-name="P12"><text:span text:style-name="T2"><text:s text:c="4"/>&lt;nbphrases&gt;9&lt;/nbphrases&gt;</text:span></text:p>
      <text:p text:style-name="P12"><text:span text:style-name="T2"><text:s text:c="4"/>&lt;modalies&gt;declarative&lt;/modalies&gt;</text:span></text:p>
      <text:p text:style-name="P12"><text:span text:style-name="T2"><text:s text:c="4"/>&lt;locuteurs&gt;Narrateur&lt;/locuteurs&gt;</text:span></text:p>
      <text:p text:style-name="P12"><text:span text:style-name="T2"><text:s text:c="2"/>&lt;/infosParagraphe&gt;</text:span></text:p>
      <text:p text:style-name="P12"><text:span text:style-name="T2"><text:s text:c="2"/>&lt;infosParagraphe&gt;</text:span></text:p>
      <text:p text:style-name="P12"><text:span text:style-name="T2"><text:s text:c="4"/>&lt;types&gt;dialogue&lt;/types&gt;</text:span></text:p>
      <text:p text:style-name="P12"><text:span text:style-name="T2"><text:s text:c="4"/>&lt;nbphrases&gt;2&lt;/nbphrases&gt;</text:span></text:p>
      <text:p text:style-name="P12"><text:span text:style-name="T2"><text:s text:c="4"/>&lt;modalies&gt;interrogative&lt;/modalies&gt;</text:span></text:p>
      <text:p text:style-name="P12"><text:span text:style-name="T2"><text:s text:c="4"/>&lt;locuteurs&gt;Narrateur&lt;/locuteurs&gt;</text:span></text:p>
      <text:p text:style-name="P12"><text:span text:style-name="T2"><text:s text:c="2"/>&lt;/infosParagraphe&gt;</text:span></text:p>
      <text:p text:style-name="P12"><text:span text:style-name="T2"><text:s text:c="2"/>...</text:span></text:p>
      <text:p text:style-name="P12"><text:span text:style-name="T2"><text:s/>&lt;/paragraphe&gt;</text:span></text:p>
      <text:p text:style-name="P15"><text:span text:style-name="T2"/></text:p>
      <text:list xml:id="list175914555620080" text:continue-numbering="true" text:style-name="L16">
        <text:list-item>
          <text:p text:style-name="P5"><text:span text:style-name="T5">Question </text:span><text:span text:style-name="T6">4</text:span><text:span text:style-name="T5"> :</text:span><text:span text:style-name="T4"> Afficher la version fran</text:span><text:span text:style-name="T2">çaise seulement (respectez la structure en paragraphes)</text:span></text:p>
        </text:list-item>
      </text:list>
      <text:p text:style-name="P10"><text:span text:style-name="T2">&lt;VersionFraçaise&gt;</text:span></text:p>
      <text:p text:style-name="P10"><text:span text:style-name="T2">{</text:span></text:p>
      <text:p text:style-name="P10"><text:span text:style-name="T2"><text:s text:c="4"/>(: Parcours de l'ensemble des paragraphes :)</text:span></text:p>
      <text:p text:style-name="P10"><text:span text:style-name="T2"><text:tab/> <text:s/>for $para in // paragr</text:span></text:p>
      <text:p text:style-name="P10"><text:span text:style-name="T2"><text:s text:c="6"/>(: Parcours de l'ensemble des phrases dont la langues est française :)</text:span></text:p>
      <text:p text:style-name="P10"><text:span text:style-name="T2"><text:s text:c="6"/>for $sen in // $para/phrase[@langue = 'fr'] </text:span></text:p>
      <text:p text:style-name="P10"><text:span text:style-name="T2"><text:s text:c="6"/>return</text:span></text:p>
      <text:p text:style-name="P10"><text:span text:style-name="T2"><text:s text:c="10"/>if($sen is $para/phrase[position()= 1])</text:span></text:p>
      <text:p text:style-name="P10"><text:span text:style-name="T2"><text:s text:c="12"/>then data(concat('&amp;#xA;<text:tab/>',$sen))</text:span></text:p>
      <text:p text:style-name="P10"><text:span text:style-name="T2"><text:s text:c="10"/>else data($sen) <text:s/></text:span></text:p>
      <text:p text:style-name="P10"><text:span text:style-name="T2">} <text:s text:c="3"/></text:span></text:p>
      <text:p text:style-name="P10"><text:span text:style-name="T2">&lt;/VersionFraçaise&gt;</text:span></text:p>
      <text:p text:style-name="P10"><text:span text:style-name="T4">Execution :</text:span></text:p>
      <text:p text:style-name="P12"><text:span text:style-name="T2">&lt;VersionFraçaise&gt;</text:span></text:p>
      <text:p text:style-name="P12"><text:span text:style-name="T2"><text:tab/>J'ai ainsi vécu seul, sans personne avec qui parler véritablement, jusqu'à une panne dans le désert du Sahara, il y a six ans. Quelque chose s'était cassé dans mon moteur, et comme je n'avais avec moi ni mécanicien, ni passagers, je me préparai à essayer de réussir, tout seul, une réparation difficile. C'était pour moi une question de vie ou de mort. J'avais à peine de l'eau à boire pour huit jours. </text:span></text:p>
      <text:p text:style-name="P12"><text:span text:style-name="T2"><text:tab/>Le premier soir je me suis donc endormi sur le sable à mille milles de toute terre habitée. J'étais bien plus isolé qu'un naufragé sur un rideau au milieu de l'océan. Alors vous imaginez ma surprise, au levé du jour, quand une drôle de petite voix m'a réveillé. Elle disait: </text:span></text:p>
      <text:p text:style-name="P12"><text:span text:style-name="T2"><text:tab/>S'il vous plaît... dessine-moi un mouton! Hein! Dessine-moi un mouton... </text:span></text:p>
      <text:p text:style-name="P12"><text:span text:style-name="T2"><text:tab/>J'ai sauté sur mes pieds comme si j'avais été frappé par la foudre. J'ai bien frotté mes yeux. J'ai bien regardé. Et j'ai vu un petit bonhomme tout à fait extraordinaire qui me considérait gravement. Voilà le meilleur portrait que, plus tard, j'ai réussi à faire de lui. Mais mon dessin,bien sùr, est beaucoup moins ravissant que le modèle. Ce n'est pas de ma faute. J'avais été découragé dans ma carrière de peintre par les grandes personnes, à l'age de six ans, et je n'avais rien appris à dessiner, sauf les boas fermés et les boas ouverts. </text:span></text:p>
      <text:p text:style-name="P12"><text:span text:style-name="T2"><text:tab/>Je regardai donc cette apparition avec des yeux tout ronds d'étonnement. N'oubliez pas que je me trouvais à mille milles de toute région habitée. Or mon petit bonhomme ne me semblait ni égaré, ni mort de fatigue, ni mort de faim, ni mort de soif, ni mort de peur. Il n'avait en rien l'apparence d'un enfant perdu au milieu du désert, à mille milles de toute région habitée. Quand je réussis enfin de parler, je lui dis: </text:span></text:p>
      <text:p text:style-name="P12"><text:span text:style-name="T2"><text:tab/>...</text:span></text:p>
      <text:p text:style-name="P12"><text:span text:style-name="T2">&lt;VersionFrançaise&gt;</text:span></text:p>
      <text:list xml:id="list175916366453534" text:continue-numbering="true" text:style-name="L16">
        <text:list-item>
          <text:p text:style-name="P5"><text:span text:style-name="T5">Question </text:span><text:span text:style-name="T6">5</text:span><text:span text:style-name="T5"> :</text:span><text:span text:style-name="T4"> Afficher uniquement les deuxi</text:span><text:span text:style-name="T2">èmes phrases des paragraphes de la version française</text:span></text:p>
        </text:list-item>
      </text:list>
      <text:p text:style-name="P10"><text:span text:style-name="T2">&lt;VersionFraçaise&gt;</text:span></text:p>
      <text:p text:style-name="P10"><text:span text:style-name="T2"><text:tab/>{</text:span></text:p>
      <text:p text:style-name="P10"><text:span text:style-name="T2"><text:s text:c="4"/>(: Parcours de l'ensemble des paragraphes :)</text:span></text:p>
      <text:p text:style-name="P10"><text:soft-page-break/><text:span text:style-name="T2"><text:tab/> <text:s/>for $sen in (// paragr/phrase[@langue = 'fr'][position()= 2]) </text:span></text:p>
      <text:p text:style-name="P10"><text:span text:style-name="T2"><text:s text:c="6"/>(: Parcours de l'ensemble des phrases dont la langues est française :)</text:span></text:p>
      <text:p text:style-name="P10"><text:span text:style-name="T2"><text:s text:c="6"/>return</text:span></text:p>
      <text:p text:style-name="P10"><text:span text:style-name="T2"><text:s text:c="6"/>element {"phrase2"} { data($sen)} <text:s text:c="2"/></text:span></text:p>
      <text:p text:style-name="P10"><text:span text:style-name="T2">} <text:s text:c="3"/></text:span></text:p>
      <text:p text:style-name="P10"><text:span text:style-name="T2">&lt;/VersionFraçaise&gt;</text:span></text:p>
      <text:p text:style-name="P10"><text:span text:style-name="T4">Execution :</text:span></text:p>
      <text:p text:style-name="P12"><text:span text:style-name="T2">&lt;VersionFraçaise&gt;</text:span></text:p>
      <text:p text:style-name="P12"><text:span text:style-name="T2"><text:s text:c="2"/>&lt;phrase2&gt;Quelque chose s'était cassé dans mon moteur, et comme je n'avais avec moi ni mécanicien, ni passagers, je me préparai à essayer de réussir, tout seul, une réparation difficile.&lt;/phrase2&gt;</text:span></text:p>
      <text:p text:style-name="P12"><text:span text:style-name="T2"><text:s text:c="2"/>&lt;phrase2&gt;J'étais bien plus isolé qu'un naufragé sur un rideau au milieu de l'océan.&lt;/phrase2&gt;</text:span></text:p>
      <text:p text:style-name="P12"><text:span text:style-name="T2"><text:s text:c="2"/>&lt;phrase2&gt;Hein!&lt;/phrase2&gt;</text:span></text:p>
      <text:p text:style-name="P12"><text:span text:style-name="T2"><text:s text:c="2"/>&lt;phrase2&gt;J'ai bien frotté mes yeux.&lt;/phrase2&gt;</text:span></text:p>
      <text:p text:style-name="P12"><text:span text:style-name="T2"><text:s text:c="2"/>&lt;phrase2&gt;N'oubliez pas que je me trouvais à mille milles de toute région habitée.&lt;/phrase2&gt;</text:span></text:p>
      <text:p text:style-name="P12"><text:span text:style-name="T2"><text:s text:c="2"/>&lt;phrase2&gt;Aussi absurde que cela me semblaît à mille milles de tous les endroits habités et en danger de mort, je sortis de ma poche une feuille de papier et un stylographe.&lt;/phrase2&gt;</text:span></text:p>
      <text:p text:style-name="P12"><text:span text:style-name="T2"><text:s text:c="2"/>&lt;phrase2&gt;Celui du boa fermé.&lt;/phrase2&gt;</text:span></text:p>
      <text:p text:style-name="P12"><text:span text:style-name="T2"><text:s text:c="2"/>&lt;phrase2&gt;Un boa c'est très dangereux, et un éléphant c'est très encombrant.&lt;/phrase2&gt;</text:span></text:p>
      <text:p text:style-name="P12"><text:span text:style-name="T2"><text:s text:c="2"/>&lt;phrase2&gt;Il regarda attentivement, puis:&lt;/phrase2&gt;</text:span></text:p>
      <text:p text:style-name="P12"><text:span text:style-name="T2"><text:s text:c="2"/>&lt;phrase2&gt;Fais-en un autre.&lt;/phrase2&gt;</text:span></text:p>
      <text:p text:style-name="P12"><text:span text:style-name="T2"><text:s text:c="2"/>&lt;phrase2&gt;Mon ami sourit gentiment, avec indulgence:&lt;/phrase2&gt;</text:span></text:p>
      <text:p text:style-name="P12"><text:span text:style-name="T2"><text:s text:c="2"/>&lt;phrase2&gt;Il a des cornes...&lt;/phrase2&gt;</text:span></text:p>
      <text:p text:style-name="P12"><text:span text:style-name="T2"><text:s text:c="2"/>&lt;phrase2&gt;Mais il fut refusé, comme les précédents:&lt;/phrase2&gt;</text:span></text:p>
      <text:p text:style-name="P12"><text:span text:style-name="T2"><text:s text:c="2"/>&lt;phrase2&gt;Je veux un mouton qui vive longtemps.&lt;/phrase2&gt;</text:span></text:p>
      <text:p text:style-name="P12"><text:span text:style-name="T2"><text:s text:c="2"/>&lt;phrase2&gt;Et je lançai:&lt;/phrase2&gt;</text:span></text:p>
      <text:p text:style-name="P12"><text:span text:style-name="T2"><text:s text:c="2"/>&lt;phrase2&gt;Le mouton que tu veux est dedans.&lt;/phrase2&gt;</text:span></text:p>
      <text:p text:style-name="P12"><text:span text:style-name="T2"><text:s text:c="2"/>&lt;phrase2&gt;Crois-tu qu'il faille beaucoup d'herbe à ce mouton?&lt;/phrase2&gt;</text:span></text:p>
      <text:p text:style-name="P12"><text:span text:style-name="T2"><text:s text:c="2"/>&lt;phrase2&gt;Tiens! Il s'est endormi...&lt;/phrase2&gt;</text:span></text:p>
      <text:p text:style-name="P12"><text:span text:style-name="T2">&lt;/VersionFraçaise&gt;</text:span></text:p>
      <text:p text:style-name="P15"><text:span text:style-name="T2"/></text:p>
      <text:list xml:id="list175914716577752" text:continue-numbering="true" text:style-name="L16">
        <text:list-item>
          <text:p text:style-name="P5"><text:span text:style-name="T5">Question </text:span><text:span text:style-name="T6">6</text:span><text:span text:style-name="T5"> :</text:span><text:span text:style-name="T4"> Afficher seulement les dialogues en fran</text:span><text:span text:style-name="T2">çais du narrateur</text:span></text:p>
        </text:list-item>
      </text:list>
      <text:p text:style-name="P10"><text:span text:style-name="T2">&lt;DialogueNarrateur&gt;</text:span></text:p>
      <text:p text:style-name="P10"><text:span text:style-name="T2">{</text:span></text:p>
      <text:p text:style-name="P10"><text:span text:style-name="T2"><text:s text:c="4"/><text:tab/>for $sent in // paragr[@type = 'dialogue']/phrase[@locuteur = 'Narrateur'][@langue = 'fr']</text:span></text:p>
      <text:p text:style-name="P10"><text:span text:style-name="T2"><text:s text:c="4"/><text:tab/>return $sent</text:span></text:p>
      <text:p text:style-name="P10"><text:span text:style-name="T2"><text:s text:c="2"/>} <text:s text:c="5"/></text:span></text:p>
      <text:p text:style-name="P10"><text:span text:style-name="T2">&lt;/DialogueNarrateur&gt;</text:span></text:p>
      <text:p text:style-name="P10"><text:span text:style-name="T2"/></text:p>
      <text:p text:style-name="P10"><text:span text:style-name="T2">OU</text:span></text:p>
      <text:p text:style-name="P10"><text:span text:style-name="T2">&lt;DialogueNarrateur&gt;</text:span></text:p>
      <text:p text:style-name="P10"><text:span text:style-name="T2">{</text:span></text:p>
      <text:p text:style-name="P10"><text:span text:style-name="T2"><text:s text:c="5"/>//paragr[@type = 'dialogue']/phrase[@locuteur = 'Narrateur'][@langue = 'fr']</text:span></text:p>
      <text:p text:style-name="P10"><text:span text:style-name="T2"><text:s text:c="2"/>} <text:s text:c="5"/></text:span></text:p>
      <text:p text:style-name="P10"><text:span text:style-name="T2">&lt;/DialogueNarrateur&gt;</text:span></text:p>
      <text:p text:style-name="P10"><text:span text:style-name="T4">Execution :</text:span></text:p>
      <text:p text:style-name="P12"><text:span text:style-name="T2">&lt;DialogueNarrateur&gt;</text:span></text:p>
      <text:p text:style-name="P12"><text:span text:style-name="T2"><text:s text:c="2"/>&lt;phrase locuteur="Narrateur" modalite="exclamative" langue="fr"&gt;Hein!&lt;/phrase&gt;</text:span></text:p>
      <text:p text:style-name="P12"><text:span text:style-name="T2"><text:s text:c="2"/>&lt;phrase locuteur="Narrateur" modalite="interrogative" langue="fr"&gt;Mais qu'est-ce que tu fais là?&lt;/phrase&gt;</text:span></text:p>
      <text:p text:style-name="P12"><text:span text:style-name="T2"><text:s text:c="2"/>&lt;phrase locuteur="Narrateur" modalite="declarative" langue="fr"&gt;Ca c'est la caisse.&lt;/phrase&gt;</text:span></text:p>
      <text:p text:style-name="P12"><text:span text:style-name="T2"><text:s text:c="2"/>&lt;phrase locuteur="Narrateur" modalite="declarative" langue="fr"&gt;Le mouton que tu veux est dedans.&lt;/phrase&gt;</text:span></text:p>
      <text:p text:style-name="P12"><text:span text:style-name="T2"><text:s text:c="2"/>&lt;phrase locuteur="Narrateur" modalite="interrogative" langue="fr"&gt;Pourquoi?&lt;/phrase&gt;</text:span></text:p>
      <text:p text:style-name="P12"><text:span text:style-name="T2"><text:s text:c="2"/>&lt;phrase locuteur="Narrateur" modalite="declarative" langue="fr"&gt;Ca suffira sûrement.&lt;/phrase&gt;</text:span></text:p>
      <text:p text:style-name="P12"><text:span text:style-name="T2"><text:s text:c="2"/>&lt;phrase locuteur="Narrateur" modalite="declarative" langue="fr"&gt;Je t'ai donné un tout petit mouton.&lt;/phrase&gt;</text:span></text:p>
      <text:p text:style-name="P12"><text:span text:style-name="T2">&lt;/DialogueNarrateur&gt;</text:span></text:p>
      <text:p text:style-name="P10"><text:span text:style-name="T4"/></text:p>
      <text:p text:style-name="P14"><text:span text:style-name="T4"/></text:p>
      <text:list xml:id="list175916045118016" text:continue-numbering="true" text:style-name="L16">
        <text:list-item>
          <text:p text:style-name="P5"><text:span text:style-name="T5">Question </text:span><text:span text:style-name="T6">7</text:span><text:span text:style-name="T5"> :</text:span><text:span text:style-name="T4"> Afficher toutes les phrases du Petit Prince en fran</text:span><text:span text:style-name="T2">çais qui comporte le mot "mouton" ainsi que le nombre de ces phrases</text:span></text:p>
        </text:list-item>
      </text:list>
      <text:p text:style-name="P10">&lt;DialogueNarrateur&gt;</text:p>
      <text:p text:style-name="P10">{</text:p>
      <text:p text:style-name="P10"><text:s text:c="4"/>(:On définit la variable nous permettant d'acceder au chemin plus rapidement:)</text:p>
      <text:p text:style-name="P10"><text:s text:c="4"/>let $chemin := //paragr/phrase[@locuteur = 'LePetitPrince'][@langue = 'fr'][contains(.,'mouton')]</text:p>
      <text:p text:style-name="P10"><text:s text:c="4"/></text:p>
      <text:p text:style-name="P10"><text:s text:c="4"/>return</text:p>
      <text:p text:style-name="P10"><text:s text:c="6"/>element {"nbLignes"}{count($chemin)},</text:p>
      <text:p text:style-name="P10"><text:s text:c="6"/>element {"phrasePetitPrince"}{for $sen in //paragr/phrase[@locuteur = 'LePetitPrince'][@langue = 'fr'][contains(.,'mouton')] return $sen}</text:p>
      <text:p text:style-name="P10">} <text:s text:c="4"/></text:p>
      <text:p text:style-name="P10">&lt;/DialogueNarrateur&gt;</text:p>
      <text:p text:style-name="P11"><text:span text:style-name="T4">Execution :</text:span></text:p>
      <text:p text:style-name="P12"><text:span text:style-name="T2">&lt;DialogueNarrateur&gt;</text:span></text:p>
      <text:p text:style-name="P12"><text:span text:style-name="T2"><text:s text:c="2"/>&lt;nbLignes&gt;9&lt;/nbLignes&gt;</text:span></text:p>
      <text:p text:style-name="P12"><text:span text:style-name="T2"><text:s text:c="2"/>&lt;phrasePetitPrince&gt;</text:span></text:p>
      <text:p text:style-name="P12"><text:span text:style-name="T2"><text:s text:c="4"/>&lt;phrase locuteur="LePetitPrince" modalite="declarative" langue="fr"&gt;S'il vous plaît... dessine-moi un mouton!&lt;/phrase&gt;</text:span></text:p>
      <text:p text:style-name="P12"><text:span text:style-name="T2"><text:s text:c="4"/>&lt;phrase locuteur="LePetitPrince" modalite="declarative" langue="fr"&gt;Dessine-moi un mouton...&lt;/phrase&gt;</text:span></text:p>
      <text:p text:style-name="P12"><text:span text:style-name="T2"><text:s text:c="4"/>&lt;phrase locuteur="LePetitPrince" modalite="declarative" langue="fr"&gt;S'il vous plaît... dessine-moi un mouton...&lt;/phrase&gt;</text:span></text:p>
      <text:p text:style-name="P12"><text:span text:style-name="T2"><text:s text:c="4"/>&lt;phrase locuteur="LePetitPrince" modalite="impérative" langue="fr"&gt;Ca ne fait rien. Dessine-moi un mouton.&lt;/phrase&gt;</text:span></text:p>
      <text:p text:style-name="P12"><text:span text:style-name="T2"><text:s text:c="4"/>&lt;phrase locuteur="LePetitPrince" modalite="declarative" langue="fr"&gt;J'ai besoin d'un mouton.&lt;/phrase&gt;</text:span></text:p>
      <text:p text:style-name="P12"><text:span text:style-name="T2"><text:s text:c="4"/>&lt;phrase locuteur="LePetitPrince" modalite="impérative" langue="fr"&gt;Dessine-moi un mouton.&lt;/phrase&gt;</text:span></text:p>
      <text:p text:style-name="P12"><text:span text:style-name="T2"><text:s text:c="4"/>&lt;phrase locuteur="LePetitPrince" modalite="declarative" langue="fr"&gt;Tu vois bien... ce n'est pas un mouton, c'est un bélier.&lt;/phrase&gt;</text:span></text:p>
      <text:p text:style-name="P12"><text:span text:style-name="T2"><text:s text:c="4"/>&lt;phrase locuteur="LePetitPrince" modalite="declarative" langue="fr"&gt;Je veux un mouton qui vive longtemps.&lt;/phrase&gt;</text:span></text:p>
      <text:p text:style-name="P12"><text:span text:style-name="T2"><text:s text:c="4"/>&lt;phrase locuteur="LePetitPrince" modalite="interrogative" langue="fr"&gt;Crois-tu qu'il faille beaucoup d'herbe à ce mouton?&lt;/phrase&gt;</text:span></text:p>
      <text:p text:style-name="P12"><text:span text:style-name="T2"><text:s text:c="2"/>&lt;/phrasePetitPrince&gt;</text:span></text:p>
      <text:p text:style-name="P12"><text:span text:style-name="T2">&lt;/DialogueNarrateur&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7:23:42.844332000</meta:creation-date>
    <dc:date>2016-04-29T17:59:14.192940000</dc:date>
    <meta:editing-duration>PT5M1S</meta:editing-duration>
    <meta:editing-cycles>1</meta:editing-cycles>
    <meta:document-statistic meta:table-count="0" meta:image-count="0" meta:object-count="0" meta:page-count="12" meta:paragraph-count="266" meta:word-count="1499" meta:character-count="12911" meta:non-whitespace-character-count="11090"/>
    <meta:generator>LibreOffice/4.4.5.2$MacOSX_X86_64 LibreOffice_project/a22f674fd25a3b6f45bdebf25400ed2adff0ff99</meta:generator>
  </office:meta>
</office:document-meta>
</file>